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 style:shadow="none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 style:shadow="none"/>
    </style:style>
    <style:style style:name="Tabelle1.A" style:family="table-column">
      <style:table-column-properties style:column-width="9.768cm" style:rel-column-width="21845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5">File encoding:<text:span text:style-name="T2"> Text-only, UTF-8 (without BOM)</text:span></text:p>
            <text:p text:style-name="P5">Line breaks:<text:span text:style-name="T2"> Windows (CRLF) &amp; Unix (LF)</text:span></text:p>
            <text:p text:style-name="P5">Data alignment:<text:span text:style-name="T2"> Line-based</text:span></text:p>
            <text:p text:style-name="P5">Comments:<text:span text:style-name="T2"> Lines beginning with </text:span>//</text:p>
            <text:p text:style-name="P5">Ignore empty lines:<text:span text:style-name="T2"> yes</text:span></text:p>
            <text:p text:style-name="P6"/>
            <text:p text:style-name="P5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6">SBB scripts are separated in sections for different properties.</text:p>
            <text:p text:style-name="P6">Sections begin with a header. It's a name, starting with character <text:span text:style-name="T1">#</text:span>.</text:p>
            <text:p text:style-name="P6">Valid sections are...</text:p>
            <text:p text:style-name="P5">#Meta</text:p>
            <text:p text:style-name="P6">Meta information.</text:p>
            <text:p text:style-name="P5">#FRAME</text:p>
            <text:p text:style-name="P6">Target frame size.</text:p>
            <text:p text:style-name="P5">#STYLES</text:p>
            <text:p text:style-name="P6">Styles to complement render data lines.</text:p>
            <text:p text:style-name="P5">#LINES</text:p>
            <text:p text:style-name="P6">Render data lines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6">The meta section contains some side information and has nothing to do what's rendered at the end. It's just interesting for editors.</text:p>
            <text:p text:style-name="P6">Fields begin with a name, followed by "<text:span text:style-name="T1">: </text:span>" and the value.</text:p>
            <text:p text:style-name="P6">Valid fields for meta are...</text:p>
            <text:p text:style-name="P5">Title</text:p>
            <text:p text:style-name="P6">Script title.</text:p>
            <text:p text:style-name="P5">Author</text:p>
            <text:p text:style-name="P6">Script author.</text:p>
            <text:p text:style-name="P5">Description</text:p>
            <text:p text:style-name="P6">Script description.</text:p>
            <text:p text:style-name="P5">Version</text:p>
            <text:p text:style-name="P6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6">The frame section contains size informations for the target frame.</text:p>
            <text:p text:style-name="P6">It's just relevant in the case that a script is made with a different video size than the video to render on later. On difference, rendering data will be scaled to fit.</text:p>
            <text:p text:style-name="P6">Fields begin with a name, followed by "<text:span text:style-name="T1">: </text:span>" and the value.</text:p>
            <text:p text:style-name="P6">Valid fields for frame are...</text:p>
            <text:p text:style-name="P5">Width</text:p>
            <text:p text:style-name="P6">Target frame width.</text:p>
            <text:p text:style-name="P5">Height</text:p>
            <text:p text:style-name="P6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6">The styles section contains styles to prepend/insert text to/between render data lines. </text:p>
            <text:p text:style-name="P6">In fact styles are just shortcuts for content, avoiding redundancy.</text:p>
            <text:p text:style-name="P6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152cm" draw:z-index="5"><draw:text-box fo:min-height="0.93cm"><text:p text:style-name="P12">Lines</text:p></draw:text-box></draw:frame></text:p>
            <text:p text:style-name="P6">The lines section contains rendering data and is the core of this format.</text:p>
            <text:p text:style-name="P6">Each line is structured this way:</text:p>
            <text:p text:style-name="P6"/>
            <text:p text:style-name="P5">&lt;START_TIME&gt;-&lt;END_TIME&gt;|&lt;STYLE&gt;|&lt;NOTE&gt;|&lt;TEXT&gt;</text:p>
            <text:p text:style-name="P5"/>
            <text:p text:style-name="P5">&lt;START_TIME&gt;<text:span text:style-name="T2"> and </text:span>&lt;END_TIME&gt;<text:span text:style-name="T2"> are timestamps for a video time range when to render.</text:span></text:p>
            <text:p text:style-name="P6"><text:soft-page-break/>Timestamp structure from right to left:</text:p>
            <text:p text:style-name="P7">milliseconds -&gt; point -&gt; seconds -&gt; colon -&gt; minutes -&gt; colon -&gt; hours</text:p>
            <text:p text:style-name="P8">Units don't have to be written completely, so following two examples are valid:</text:p>
            <text:p text:style-name="P8">12:3:4.56</text:p>
            <text:p text:style-name="P8">0</text:p>
            <text:p text:style-name="P8">Hours limit is 99, but that should be enough for nearly all purposes.</text:p>
            <text:p text:style-name="P8"/>
            <text:p text:style-name="P9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6"/>
            <text:p text:style-name="P5">&lt;NOTE&gt;<text:span text:style-name="T2"> is just a note for editors, nothing more.</text:span></text:p>
            <text:p text:style-name="P6"/>
            <text:p text:style-name="P5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6"><draw:text-box fo:min-height="0.93cm"><text:p text:style-name="P12">Geometries</text:p></draw:text-box></draw:frame></text:p>
            <text:p text:style-name="P6">Geometries are the render source. Their appearance is influenced by styling tags.</text:p>
            <text:p text:style-name="P6"><text:soft-page-break/>Different geometry types are usable:</text:p>
            <text:p text:style-name="P5">Text</text:p>
            <text:p text:style-name="P14"><text:span text:style-name="T3">Plain text. Line breaks are to write as </text:span><text:span text:style-name="T4">\n</text:span><text:span text:style-name="T3">.</text:span></text:p>
            <text:p text:style-name="P14"><text:span text:style-name="T6">Example: </text:span><text:span text:style-name="T5">Hello world!\nHallo Welt!</text:span></text:p>
            <text:p text:style-name="P5">Points</text:p>
            <text:p text:style-name="P6">Floating point number pairs as center coordinates for pixels and circles.</text:p>
            <text:p text:style-name="P7"><text:span text:style-name="T7">Example: </text:span>0 100 -50 -.125</text:p>
            <text:p text:style-name="P5">Path</text:p>
            <text:p text:style-name="P6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10">Type</text:p>
                </table:table-cell>
                <table:table-cell table:style-name="GeometryTypes.A1" office:value-type="string">
                  <text:p text:style-name="P10">Specifier</text:p>
                </table:table-cell>
                <table:table-cell table:style-name="GeometryTypes.C1" office:value-type="string">
                  <text:p text:style-name="P10">Values per segment</text:p>
                </table:table-cell>
              </table:table-row>
              <table:table-row>
                <table:table-cell table:style-name="GeometryTypes.A2" office:value-type="string">
                  <text:p text:style-name="P11">Movement</text:p>
                </table:table-cell>
                <table:table-cell table:style-name="GeometryTypes.A2" office:value-type="string">
                  <text:p text:style-name="P11">m</text:p>
                </table:table-cell>
                <table:table-cell table:style-name="GeometryTypes.C2" office:value-type="string">
                  <text:p text:style-name="P11">1 target point</text:p>
                </table:table-cell>
              </table:table-row>
              <table:table-row>
                <table:table-cell table:style-name="GeometryTypes.A2" office:value-type="string">
                  <text:p text:style-name="P11">Line</text:p>
                </table:table-cell>
                <table:table-cell table:style-name="GeometryTypes.A2" office:value-type="string">
                  <text:p text:style-name="P11">l</text:p>
                </table:table-cell>
                <table:table-cell table:style-name="GeometryTypes.C2" office:value-type="string">
                  <text:p text:style-name="P11">1 end point</text:p>
                </table:table-cell>
              </table:table-row>
              <table:table-row>
                <table:table-cell table:style-name="GeometryTypes.A2" office:value-type="string">
                  <text:p text:style-name="P11">Bezier curve</text:p>
                </table:table-cell>
                <table:table-cell table:style-name="GeometryTypes.A2" office:value-type="string">
                  <text:p text:style-name="P11">b</text:p>
                </table:table-cell>
                <table:table-cell table:style-name="GeometryTypes.C2" office:value-type="string">
                  <text:p text:style-name="P11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1">Arc</text:p>
                </table:table-cell>
                <table:table-cell table:style-name="GeometryTypes.A2" office:value-type="string">
                  <text:p text:style-name="P11">a</text:p>
                </table:table-cell>
                <table:table-cell table:style-name="GeometryTypes.C2" office:value-type="string">
                  <text:p text:style-name="P11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1">Close</text:p>
                </table:table-cell>
                <table:table-cell table:style-name="GeometryTypes.A2" office:value-type="string">
                  <text:p text:style-name="P11">c</text:p>
                </table:table-cell>
                <table:table-cell table:style-name="GeometryTypes.C2" office:value-type="string">
                  <text:p text:style-name="P11">-</text:p>
                </table:table-cell>
              </table:table-row>
            </table:table>
            <text:p text:style-name="P7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7"><draw:text-box fo:min-height="0.93cm"><text:p text:style-name="P12">Tags</text:p></draw:text-box></draw:frame></text:p>
            <text:p text:style-name="P6">Tags define styling parameters for geometries or the type of themself. They begin with a type name, followed by <text:span text:style-name="T1">=</text:span> and one or more values.</text:p>
            <text:p text:style-name="P6"/>
            <table:table table:name="Tabelle1" table:style-name="Tabelle1">
              <table:table-column table:style-name="Tabelle1.A" table:number-columns-repeated="3"/>
              <table:table-row>
                <table:table-cell table:style-name="Tabelle1.A1" office:value-type="string">
                  <text:p text:style-name="P17">Font</text:p>
                  <text:p text:style-name="P16">font-family<text:span text:style-name="T9">=Arial</text:span></text:p>
                  <text:p text:style-name="P15">Font family.</text:p>
                  <text:p text:style-name="P16">font-style<text:span text:style-name="T8">=</text:span></text:p>
                  <text:p text:style-name="P15">Font weigth, style &amp; decoration. Value contains properties as characters: b (bold), i (italic), u (underline), s (strikeout).</text:p>
                  <text:p text:style-name="P16">font-size<text:span text:style-name="T8">=20</text:span></text:p>
                  <text:p text:style-name="P15">Font size in pixels.</text:p>
                  <text:p text:style-name="P16">font-space<text:span text:style-name="T8">=0,0</text:span></text:p>
                  <text:p text:style-name="P16">font-space-h<text:span text:style-name="T8">=0</text:span></text:p>
                  <text:p text:style-name="P16">font-space-v<text:span text:style-name="T8">=0</text:span></text:p>
                  <text:p text:style-name="P15">Font size.</text:p>
                  <text:p text:style-name="P16">font-direction<text:span text:style-name="T8">=0</text:span></text:p>
                  <text:p text:style-name="P15">TODO</text:p>
                  <text:p text:style-name="P15"/>
                  <text:p text:style-name="P17">Lines</text:p>
                  <text:p text:style-name="P15">TODO</text:p>
                  <text:p text:style-name="P15"/>
                  <text:p text:style-name="P17">Position</text:p>
                  <text:p text:style-name="P15">TODO</text:p>
                </table:table-cell>
                <table:table-cell table:style-name="Tabelle1.A1" office:value-type="string">
                  <text:p text:style-name="P17">Transformation</text:p>
                  <text:p text:style-name="P15">TODO</text:p>
                  <text:p text:style-name="P15"/>
                  <text:p text:style-name="P17">Color</text:p>
                  <text:p text:style-name="P15">TODO</text:p>
                  <text:p text:style-name="P15"/>
                  <text:p text:style-name="P17">Rastering</text:p>
                  <text:p text:style-name="P15">TODO</text:p>
                </table:table-cell>
                <table:table-cell table:style-name="Tabelle1.A1" office:value-type="string">
                  <text:p text:style-name="P17">Animation</text:p>
                  <text:p text:style-name="P15">TODO</text:p>
                  <text:p text:style-name="P15"/>
                  <text:p text:style-name="P17">Karaoke</text:p>
                  <text:p text:style-name="P15">TODO</text:p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47S</meta:editing-duration>
    <meta:editing-cycles>164</meta:editing-cycles>
    <meta:generator>OpenOffice/4.0.1$Win32 OpenOffice.org_project/401m5$Build-9714</meta:generator>
    <dc:date>2013-10-28T18:59:15.60</dc:date>
    <dc:creator>Christoph Spanknebel</dc:creator>
    <meta:document-statistic meta:table-count="3" meta:image-count="0" meta:object-count="0" meta:page-count="2" meta:paragraph-count="127" meta:word-count="583" meta:character-count="3494"/>
    <meta:user-defined meta:name="Info 1"/>
    <meta:user-defined meta:name="Info 2"/>
    <meta:user-defined meta:name="Info 3"/>
    <meta:user-defined meta:name="Info 4"/>
  </office:meta>
</office:document-meta>
</file>